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d09" officeooo:paragraph-rsid="00148d09"/>
    </style:style>
    <style:style style:name="P2" style:family="paragraph" style:parent-style-name="Standard">
      <style:paragraph-properties fo:text-align="center" style:justify-single-word="false"/>
      <style:text-properties officeooo:rsid="00148d09" officeooo:paragraph-rsid="00148d0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c3b9" officeooo:paragraph-rsid="0018c3b9"/>
    </style:style>
    <style:style style:name="P4" style:family="paragraph" style:parent-style-name="Standard">
      <style:paragraph-properties fo:text-align="center" style:justify-single-word="false"/>
      <style:text-properties fo:font-size="18pt" officeooo:rsid="00148d09" officeooo:paragraph-rsid="00148d09" style:font-size-asian="18pt" style:font-size-complex="18pt"/>
    </style:style>
    <style:style style:name="P5" style:family="paragraph" style:parent-style-name="Standard" style:list-style-name="L1">
      <style:text-properties officeooo:rsid="0016c4f5" officeooo:paragraph-rsid="0016c4f5"/>
    </style:style>
    <style:style style:name="P6" style:family="paragraph" style:parent-style-name="Standard" style:list-style-name="L2">
      <style:text-properties officeooo:rsid="0016c4f5" officeooo:paragraph-rsid="0016c4f5"/>
    </style:style>
    <style:style style:name="P7" style:family="paragraph" style:parent-style-name="Standard" style:list-style-name="L3">
      <style:text-properties officeooo:rsid="0016c4f5" officeooo:paragraph-rsid="0016c4f5"/>
    </style:style>
    <style:style style:name="P8" style:family="paragraph" style:parent-style-name="Standard">
      <style:text-properties officeooo:rsid="0016c4f5" officeooo:paragraph-rsid="0016c4f5"/>
    </style:style>
    <style:style style:name="P9" style:family="paragraph" style:parent-style-name="Standard">
      <style:text-properties officeooo:rsid="001af212" officeooo:paragraph-rsid="001af212"/>
    </style:style>
    <style:style style:name="P10" style:family="paragraph" style:parent-style-name="Standard" style:list-style-name="L4">
      <style:text-properties officeooo:rsid="001af212" officeooo:paragraph-rsid="001af212"/>
    </style:style>
    <style:style style:name="P11" style:family="paragraph" style:parent-style-name="Standard" style:list-style-name="L5">
      <style:paragraph-properties fo:text-align="start" style:justify-single-word="false"/>
      <style:text-properties officeooo:rsid="001af212" officeooo:paragraph-rsid="001af212"/>
    </style:style>
    <style:style style:name="P12" style:family="paragraph" style:parent-style-name="Standard" style:list-style-name="L6">
      <style:text-properties officeooo:rsid="001af212" officeooo:paragraph-rsid="001af212"/>
    </style:style>
    <style:style style:name="P13" style:family="paragraph" style:parent-style-name="Standard" style:list-style-name="L8">
      <style:text-properties officeooo:rsid="001af212" officeooo:paragraph-rsid="001af212"/>
    </style:style>
    <style:style style:name="P14" style:family="paragraph" style:parent-style-name="Standard" style:list-style-name="L9">
      <style:text-properties officeooo:rsid="001af212" officeooo:paragraph-rsid="001af212"/>
    </style:style>
    <style:style style:name="P15" style:family="paragraph" style:parent-style-name="Standard">
      <style:text-properties fo:color="#c9211e" officeooo:rsid="001af212" officeooo:paragraph-rsid="001af212"/>
    </style:style>
    <style:style style:name="T1" style:family="text">
      <style:text-properties officeooo:rsid="00157fdb"/>
    </style:style>
    <style:style style:name="T2" style:family="text">
      <style:text-properties officeooo:rsid="0016c4f5"/>
    </style:style>
    <style:style style:name="T3" style:family="text">
      <style:text-properties officeooo:rsid="00196e05"/>
    </style:style>
    <style:style style:name="T4" style:family="text">
      <style:text-properties officeooo:rsid="00199beb"/>
    </style:style>
    <style:style style:name="T5" style:family="text">
      <style:text-properties officeooo:rsid="001b5552"/>
    </style:style>
    <style:style style:name="T6" style:family="text">
      <style:text-properties officeooo:rsid="001cfa52"/>
    </style:style>
    <style:style style:name="T7" style:family="text">
      <style:text-properties officeooo:rsid="001e14e0"/>
    </style:style>
    <style:style style:name="T8" style:family="text">
      <style:text-properties fo:color="#c9211e"/>
    </style:style>
    <style:style style:name="T9" style:family="text">
      <style:text-properties fo:color="#c9211e" officeooo:rsid="0016c4f5"/>
    </style:style>
    <style:style style:name="T10" style:family="text">
      <style:text-properties fo:color="#c9211e" officeooo:rsid="00157fdb"/>
    </style:style>
    <style:style style:name="T11" style:family="text">
      <style:text-properties fo:color="#c9211e" fo:font-weight="bold" style:font-weight-asian="bold" style:font-weight-complex="bold"/>
    </style:style>
    <style:style style:name="T12" style:family="text">
      <style:text-properties fo:color="#c9211e" fo:font-weight="bold" officeooo:rsid="0016c4f5" style:font-weight-asian="bold" style:font-weight-complex="bold"/>
    </style:style>
    <style:style style:name="T13" style:family="text">
      <style:text-properties fo:color="#c9211e" fo:font-weight="bold" officeooo:rsid="00157fdb" style:font-weight-asian="bold" style:font-weight-complex="bold"/>
    </style:style>
    <style:style style:name="T14" style:family="text">
      <style:text-properties officeooo:rsid="001edb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sume Rework</text:p>
      <text:p text:style-name="P2"/>
      <text:p text:style-name="P3">KEY STEPS</text:p>
      <text:p text:style-name="P1"/>
      <text:p text:style-name="P1">Step 1: <text:span text:style-name="T12">E</text:span><text:span text:style-name="T11">valuat</text:span><text:span text:style-name="T13">e</text:span></text:p>
      <text:list xml:id="list756756101" text:style-name="L1">
        <text:list-item>
          <text:p text:style-name="P5"><text:span text:style-name="T4">General: </text:span>length, appropriate fields, <text:span text:style-name="T3">ideal type, </text:span>order of fields</text:p>
        </text:list-item>
        <text:list-item>
          <text:p text:style-name="P5"><text:span text:style-name="T4">Specific: </text:span>action verb bullet points</text:p>
        </text:list-item>
      </text:list>
      <text:p text:style-name="P1">Step 2: <text:span text:style-name="T14">R</text:span>eformat</text:p>
      <text:list xml:id="list3915160876" text:style-name="L2">
        <text:list-item>
          <text:p text:style-name="P6">reformat into new template <text:span text:style-name="T3">based on user pick </text:span><text:span text:style-name="T4">of template</text:span></text:p>
        </text:list-item>
      </text:list>
      <text:p text:style-name="P1">Step 3: <text:span text:style-name="T14">T</text:span>ailor</text:p>
      <text:list xml:id="list3271760789" text:style-name="L3">
        <text:list-item>
          <text:p text:style-name="P7">tailor skills and objective </text:p>
        </text:list-item>
      </text:list>
      <text:p text:style-name="P8"/>
      <text:p text:style-name="P9"/>
      <text:p text:style-name="P15">Evaluation Results</text:p>
      <text:list xml:id="list4152398846" text:style-name="L4">
        <text:list-item>
          <text:p text:style-name="P10">length: </text:p>
        </text:list-item>
      </text:list>
      <text:list xml:id="list2732788331" text:style-name="L5">
        <text:list-item>
          <text:p text:style-name="P11">criteria: about 450 to 650 words, one page</text:p>
        </text:list-item>
        <text:list-item>
          <text:p text:style-name="P11">spectrum line: too short, about right, too long</text:p>
        </text:list-item>
      </text:list>
      <text:list xml:id="list113934063214418" text:continue-list="list4152398846" text:style-name="L4">
        <text:list-item>
          <text:p text:style-name="P10">recommended type</text:p>
        </text:list-item>
      </text:list>
      <text:list xml:id="list2640350835" text:style-name="L6">
        <text:list-item>
          <text:p text:style-name="P12"><text:span text:style-name="T5">options: </text:span>student, functional, chronological</text:p>
        </text:list-item>
        <text:list-item>
          <text:p text:style-name="P12">text: generated <text:span text:style-name="T6">reasoning</text:span> </text:p>
        </text:list-item>
      </text:list>
      <text:list xml:id="list113933694797952" text:continue-list="list113934063214418" text:style-name="L4">
        <text:list-item>
          <text:p text:style-name="P10">overall impression</text:p>
        </text:list-item>
      </text:list>
      <text:list xml:id="list2021815741" text:style-name="L8">
        <text:list-item>
          <text:p text:style-name="P13">text: <text:span text:style-name="T7">generated evaluation</text:span></text:p>
        </text:list-item>
      </text:list>
      <text:list xml:id="list113932002829064" text:continue-list="list113933694797952" text:style-name="L4">
        <text:list-item>
          <text:p text:style-name="P10">in-depth view</text:p>
        </text:list-item>
      </text:list>
      <text:list xml:id="list3984888869" text:style-name="L9">
        <text:list-item>
          <text:p text:style-name="P14">text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4T14:51:16.370110503</meta:creation-date>
    <dc:date>2024-05-30T11:39:31.900466066</dc:date>
    <meta:editing-duration>P1DT23H23M26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91" meta:character-count="531" meta:non-whitespace-character-count="471"/>
  </office:meta>
</office:document-meta>
</file>